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38dc" officeooo:paragraph-rsid="001e38dc"/>
    </style:style>
    <style:style style:name="P2" style:family="paragraph" style:parent-style-name="Standard">
      <style:text-properties officeooo:rsid="001e38dc" officeooo:paragraph-rsid="002289f5"/>
    </style:style>
    <style:style style:name="P3" style:family="paragraph" style:parent-style-name="Standard">
      <style:paragraph-properties fo:text-align="center" style:justify-single-word="false"/>
      <style:text-properties officeooo:rsid="001e38dc" officeooo:paragraph-rsid="002289f5"/>
    </style:style>
    <style:style style:name="P4" style:family="paragraph" style:parent-style-name="Standard">
      <style:text-properties officeooo:rsid="001fd468" officeooo:paragraph-rsid="001fd468"/>
    </style:style>
    <style:style style:name="P5" style:family="paragraph" style:parent-style-name="Standard">
      <style:text-properties officeooo:rsid="001fd468" officeooo:paragraph-rsid="002022e6"/>
    </style:style>
    <style:style style:name="P6" style:family="paragraph" style:parent-style-name="Standard">
      <style:text-properties officeooo:rsid="0026fc1b" officeooo:paragraph-rsid="0026fc1b"/>
    </style:style>
    <style:style style:name="P7" style:family="paragraph" style:parent-style-name="Standard">
      <style:text-properties officeooo:rsid="00297ebc" officeooo:paragraph-rsid="00297ebc"/>
    </style:style>
    <style:style style:name="P8" style:family="paragraph" style:parent-style-name="Standard">
      <style:text-properties officeooo:rsid="002dc75f" officeooo:paragraph-rsid="002dc75f"/>
    </style:style>
    <style:style style:name="P9" style:family="paragraph" style:parent-style-name="Standard">
      <style:text-properties officeooo:rsid="002fa2dd" officeooo:paragraph-rsid="002fa2dd"/>
    </style:style>
    <style:style style:name="P10" style:family="paragraph" style:parent-style-name="Standard">
      <style:text-properties officeooo:paragraph-rsid="0031cea2"/>
    </style:style>
    <style:style style:name="P11" style:family="paragraph" style:parent-style-name="Standard">
      <style:text-properties officeooo:rsid="0032aa02" officeooo:paragraph-rsid="0032aa02"/>
    </style:style>
    <style:style style:name="P12" style:family="paragraph" style:parent-style-name="Standard">
      <style:paragraph-properties fo:text-align="center" style:justify-single-word="false"/>
      <style:text-properties officeooo:rsid="00376770" officeooo:paragraph-rsid="00376770"/>
    </style:style>
    <style:style style:name="T1" style:family="text">
      <style:text-properties officeooo:rsid="002022e6"/>
    </style:style>
    <style:style style:name="T2" style:family="text">
      <style:text-properties officeooo:rsid="00226774"/>
    </style:style>
    <style:style style:name="T3" style:family="text">
      <style:text-properties officeooo:rsid="0022c03c"/>
    </style:style>
    <style:style style:name="T4" style:family="text">
      <style:text-properties officeooo:rsid="00236ac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22e6" style:font-weight-asian="bold" style:font-weight-complex="bold"/>
    </style:style>
    <style:style style:name="T7" style:family="text">
      <style:text-properties fo:font-weight="bold" officeooo:rsid="00266a7c" style:font-weight-asian="bold" style:font-weight-complex="bold"/>
    </style:style>
    <style:style style:name="T8" style:family="text">
      <style:text-properties fo:font-weight="bold" officeooo:rsid="002850c2" style:font-weight-asian="bold" style:font-weight-complex="bold"/>
    </style:style>
    <style:style style:name="T9" style:family="text">
      <style:text-properties fo:font-weight="bold" officeooo:rsid="0031cea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850c2" style:font-weight-asian="normal" style:font-weight-complex="normal"/>
    </style:style>
    <style:style style:name="T12" style:family="text">
      <style:text-properties fo:font-weight="normal" officeooo:rsid="002b23bf" style:font-weight-asian="normal" style:font-weight-complex="normal"/>
    </style:style>
    <style:style style:name="T13" style:family="text">
      <style:text-properties fo:font-weight="normal" officeooo:rsid="0031cea2" style:font-weight-asian="normal" style:font-weight-complex="normal"/>
    </style:style>
    <style:style style:name="T14" style:family="text">
      <style:text-properties fo:font-weight="normal" officeooo:rsid="002fa2dd" style:font-weight-asian="normal" style:font-weight-complex="normal"/>
    </style:style>
    <style:style style:name="T15" style:family="text">
      <style:text-properties fo:font-weight="normal" officeooo:rsid="00324e9f" style:font-weight-asian="normal" style:font-weight-complex="normal"/>
    </style:style>
    <style:style style:name="T16" style:family="text">
      <style:text-properties officeooo:rsid="002850c2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weight="normal" officeooo:rsid="00324e9f" style:font-weight-asian="normal" style:font-weight-complex="normal"/>
    </style:style>
    <style:style style:name="T20" style:family="text">
      <style:text-properties fo:language="en" fo:country="US" fo:font-weight="bold" officeooo:rsid="00324e9f" style:font-weight-asian="bold" style:font-weight-complex="bold"/>
    </style:style>
    <style:style style:name="T21" style:family="text">
      <style:text-properties fo:color="#000000" fo:language="en" fo:country="US" style:text-underline-style="none" fo:font-weight="normal" style:font-weight-asian="normal" style:font-weight-complex="normal"/>
    </style:style>
    <style:style style:name="T22" style:family="text">
      <style:text-properties fo:color="#000000" fo:language="en" fo:country="US" style:text-underline-style="none" fo:font-weight="normal" officeooo:rsid="00324e9f" style:font-weight-asian="normal" style:font-weight-complex="normal"/>
    </style:style>
    <style:style style:name="T23" style:family="text">
      <style:text-properties fo:color="#000000" fo:language="en" fo:country="US" style:text-underline-style="none" fo:font-weight="normal" officeooo:rsid="003318f6" style:font-weight-asian="normal" style:font-weight-complex="normal"/>
    </style:style>
    <style:style style:name="T24" style:family="text">
      <style:text-properties fo:color="#000000" fo:language="en" fo:country="US" style:text-underline-style="none" fo:font-weight="bold" style:font-weight-asian="bold" style:font-weight-complex="bold"/>
    </style:style>
    <style:style style:name="T25" style:family="text">
      <style:text-properties fo:color="#000000" fo:language="en" fo:country="US" style:text-underline-style="none" fo:font-weight="bold" officeooo:rsid="00324e9f" style:font-weight-asian="bold" style:font-weight-complex="bold"/>
    </style:style>
    <style:style style:name="T26" style:family="text">
      <style:text-properties fo:color="#000000" fo:language="en" fo:country="US" style:text-underline-style="solid" style:text-underline-width="auto" style:text-underline-color="font-color" fo:font-weight="normal" officeooo:rsid="00324e9f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ibliografia – Redes Veiculares-WAVE</text:p>
      <text:p text:style-name="P12">Redes de Computadores II</text:p>
      <text:p text:style-name="P12">Universidade Federal do Rio de Janeiro – UFRJ</text:p>
      <text:p text:style-name="P12"/>
      <text:p text:style-name="P12">Por João Victor Almeida Davim</text:p>
      <text:p text:style-name="P12"/>
      <text:p text:style-name="P3"/>
      <text:p text:style-name="P2"><text:span text:style-name="T3">BECHLER</text:span>, M.; <text:span text:style-name="T3">JAAP</text:span>, S.; <text:span text:style-name="T3">WOLF</text:span>, L. An optimized TCP for inter-net access of vehicular ad hoc networks. Em <text:span text:style-name="T7">Networking</text:span><text:span text:style-name="T5"> 2005</text:span><text:span text:style-name="T10">.</text:span> Springer Berlin / Heidelberg, v. 3462 de<text:span text:style-name="T10"> Lecture Notes in Computer Science</text:span>, <text:span text:style-name="T4">p.</text:span> 869–880, <text:span text:style-name="T2">2005</text:span>.</text:p>
      <text:p text:style-name="P1"/>
      <text:p text:style-name="P4"><text:span text:style-name="T3">ALVES</text:span>, R. S.; <text:span text:style-name="T3">CAMPBELL</text:span>, I. V.; <text:span text:style-name="T3">COUTO</text:span>, R. S.; <text:span text:style-name="T3">CAMPISTA</text:span>, M. E. M.; <text:span text:style-name="T3">MORAES</text:span>, I. M.; <text:span text:style-name="T3">COSTA</text:span>, L. H. M. K.; <text:span text:style-name="T3">RUBINSTEIN</text:span>, M. G.; <text:span text:style-name="T3">DUARTE</text:span>, O. C. M. B.;<text:span text:style-name="T1"> ABDALLA, M..</text:span> Redes Veiculares: Princípios, Aplicações e Desafios. Em <text:span text:style-name="T6">Simpósio Brasileiro de Redes de Computadores e Sistemas Distribuídos </text:span><text:span text:style-name="T5">(SB</text:span><text:span text:style-name="T6">RC</text:span><text:span text:style-name="T5">)</text:span>, <text:span text:style-name="T2">2009</text:span>.</text:p>
      <text:p text:style-name="P5"/>
      <text:p text:style-name="P6">DEERING, S.; HINDEN, R.. Internet protocol, version 6 (IPv6) specification. <text:span text:style-name="T5">RFC 2460</text:span>. <text:span text:style-name="T16">Disponível em</text:span> <text:span text:style-name="T16">&lt;</text:span><text:a xlink:type="simple" xlink:href="http://www.ietf.org/rfc/rfc2460.txt" text:style-name="Internet_20_link" text:visited-style-name="Visited_20_Internet_20_Link"><text:span text:style-name="T10">http://www.ietf.org/rfc/rfc2460.txt</text:span></text:a><text:span text:style-name="T11">&gt;. Acesso em 23 ago.</text:span><text:span text:style-name="T10"> </text:span><text:span text:style-name="T11">2017.</text:span></text:p>
      <text:p text:style-name="P6"><text:span text:style-name="T11"/></text:p>
      <text:p text:style-name="P7"><text:span text:style-name="T10">HARTENSTEIN</text:span><text:span text:style-name="T11">, H.; </text:span><text:span text:style-name="T10">LABERTEAUX</text:span><text:span text:style-name="T11">, K. P.. A tutorial </text:span><text:span text:style-name="T12">su</text:span><text:span text:style-name="T11">rvey on vehicular ad hoc networks. </text:span><text:span text:style-name="T8">IEEE Communications Magazine</text:span><text:span text:style-name="T11">, </text:span><text:span text:style-name="T10">p. </text:span><text:span text:style-name="T11">164-171, </text:span><text:span text:style-name="T10">2008.</text:span></text:p>
      <text:p text:style-name="P7"><text:span text:style-name="T10"/></text:p>
      <text:p text:style-name="P8"><text:span text:style-name="T10">THOMSON, S.; NARTEN, T.; JINMEI, T.. IPv6 stateless address autoconfiguration. </text:span><text:span text:style-name="T17">RFC 4862</text:span><text:span text:style-name="T10">. Disponível em &lt;</text:span><text:a xlink:type="simple" xlink:href="http://www.ietf.org/rfc/rfc4862.txt" text:style-name="Internet_20_link" text:visited-style-name="Visited_20_Internet_20_Link"><text:span text:style-name="T10">http://www.ietf.org/rfc/rfc4862.txt</text:span></text:a><text:span text:style-name="T10">&gt;. Acesso em 23 ago. 2017.</text:span></text:p>
      <text:p text:style-name="P8"><text:span text:style-name="T10"/></text:p>
      <text:p text:style-name="P10"><text:span text:style-name="T14">BOOYSEN, M. J.; GILMORE, J. S.; ZEADALLY, S.; ROOYEN, G.-J.van. Machine-to-Machine (M2M) Communications in Vehicular Networks. </text:span><text:span text:style-name="T13">Em </text:span><text:span text:style-name="T9">KSII Transactions on Internet and Information Systems</text:span><text:span text:style-name="T13">. </text:span><text:span text:style-name="T14">Department of Computer Science and Information Technology, University of the District of Columbia, Washington, DC, 2008.</text:span></text:p>
      <text:p text:style-name="P9"><text:span text:style-name="T10"/></text:p>
      <text:p text:style-name="P11"><text:span text:style-name="T22">M</text:span><text:span text:style-name="T21">ORGAN, Y. L.. Managing DSRC and WAVE Standards Operations in a V2V Scenario. Em </text:span><text:span text:style-name="T24">International Journal of Vehicular Technology</text:span><text:span text:style-name="T21">. Article ID 797405,</text:span><text:span text:style-name="T23"> 20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9:39:29.958623348</meta:creation-date>
    <meta:generator>LibreOffice/5.1.6.2$Linux_X86_64 LibreOffice_project/10m0$Build-2</meta:generator>
    <dc:date>2017-08-23T23:19:50.323818885</dc:date>
    <meta:editing-duration>PT1H56M56S</meta:editing-duration>
    <meta:editing-cycles>25</meta:editing-cycles>
    <meta:document-statistic meta:table-count="0" meta:image-count="0" meta:object-count="0" meta:page-count="1" meta:paragraph-count="11" meta:word-count="226" meta:character-count="1553" meta:non-whitespace-character-count="1337"/>
  </office:meta>
</office:document-meta>
</file>